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style:style style:name="P2" style:family="paragraph" style:parent-style-name="_5f_body_20_text">
      <style:paragraph-properties fo:margin-left="0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Introductory Python</text:p>
      <text:p text:style-name="_5f_intro">Before we get started learning Dabo, we should review some of the basics of the Python programming language.</text:p>
      <text:p text:style-name="_5f_subhead_20_1">Python</text:p>
      <text:p text:style-name="_5f_first_20_paragraph">Python is an open source interpreted language that runs on all kinds of operating systems from embedded systems to super computers. It has a natural, almost pseudo-code syntax, and is easy to read and write. Python's standard library comes with almost everything you'd want to do, from processing email to working with multi-threading to regular expressions. Python is evolving steadily, introducing new features at a reasonable rate. As I write this, &lt;application&gt;Python 2.4&lt;/application&gt; is around the corner and will include support for the &lt;command&gt;decimal&lt;/command&gt; type, which is an important data type for business applications.</text:p>
      <text:p text:style-name="_5f_body_20_text">Because of Python's approachablility, flexibility, and power, we chose to program Dabo in Python. What this means to you is that all your Dabo code will be Python code, so this chapter will introduce you to some of Python's basic concepts. It doesn't try to be a full Python tutorial or reference, as there are already plenty of those<text:note text:id="ftn0" text:note-class="footnote"><text:note-citation>1</text:note-citation><text:note-body><text:p text:style-name="_5f_body_20_text">The best place to start learning Python is the official Python website, at &lt;ulink url="http://www.python.org"&gt;http://www.python.org&lt;/ulink&gt;, which contains all of Python's official documentation, as well as several well-written tutorials.</text:p></text:note-body></text:note>, but this chapter should present enough of Python to get you going.</text:p>
      <text:p text:style-name="_5f_body_20_text"/>
      <text:p text:style-name="_5f_note">This chapter provides an introduction to Python from the point of view of developing using Dabo. It skips over some important stuff in the interest of being brief and staying on track. Please do go through a tutorial or two at &lt;ulink url="http://www.python.org"&gt;http://www.python.org&lt;/ulink&gt; in addition to reading through this chapter. There is no shortcut for trying things out hands-on!</text:p>
      <text:p text:style-name="_5f_body_20_text">If you are already experienced with Python, you can skip this chapter. Otherwise, get ready to have some fun!</text:p>
      <text:p text:style-name="_5f_subhead_20_2">Indentation and Whitespace</text:p>
      <text:p text:style-name="_5f_first_20_paragraph">Unlike most other languages, whitespace is significant in Python. Python does not force the use of ending delimiters for blocks, but rather determines the block structure based on relative indentation. Whether you use tabs or spaces doesn't matter, as long as you are consistent<text:note text:id="ftn1" text:note-class="footnote"><text:note-citation>2</text:note-citation><text:note-body><text:p text:style-name="_5f_first_20_paragraph">The Dabo code indents with the &lt;keycap&gt;Tab&lt;/keycap&gt; key exclusively, but most Python code out there still indents with &lt;keycap&gt;Space&lt;/keycap&gt;. We believe that &lt;keycap&gt;Tab&lt;/keycap&gt; is the best key to indent with, and that eventually &lt;keycap&gt;Tab&lt;/keycap&gt; will win out in this religious war. You are free to make your own choice which to use, but you need to be consistent, at least within the same module.</text:p></text:note-body></text:note>.</text:p>
      <text:p text:style-name="_5f_body_20_text">Block indentation means that Python code is shorter and cleaner, and also that it executes like you'd expect because the block structure as it runs is as it appears in the code. If the lack of an ending delimeter really bothers you, you can always use comments in a clever way, such as:</text:p>
      <text:p text:style-name="_5f_code_20_first_20_line">if x &gt; y:</text:p>
      <text:p text:style-name="_5f_code"><text:tab/>print "x is greater"</text:p>
      <text:p text:style-name="_5f_code_20_last_20_line">#endif</text:p>
      <text:p text:style-name="_5f_body_20_text">or even:</text:p>
      <text:p text:style-name="_5f_code_20_first_20_line">if x &gt; y: #{</text:p>
      <text:p text:style-name="_5f_code"><text:tab/>print "x is greater"</text:p>
      <text:p text:style-name="_5f_code_20_last_20_line">#}</text:p>
      <text:p text:style-name="_5f_subhead_20_2">The Interactive Interpreter</text:p>
      <text:p text:style-name="P2">A very handy feature of Python, and one that I always appreciated in FoxPro, is the interactive interpreter. Here, you can type in arbitrary Python code and it will be executed, line-by-line. This is the best place to try things out, and to experiment, to see what Python's behavior is.</text:p>
      <text:p text:style-name="_5f_body_20_text">To fire up the interpreter, just type &lt;command&gt;python&lt;/command&gt; from your command prompt, and you'll then be in the interpreter with the Python prompt of &lt;command&gt;&gt;&gt;&gt;&lt;/command&gt;:</text:p>
      <text:p text:style-name="_5f_code_20_first_20_line">[pmcnett@sol book]$ python</text:p>
      <text:p text:style-name="_5f_code">Python 2.3.2 (#1, Oct <text:s/>6 2003, 10:07:16)</text:p>
      <text:p text:style-name="_5f_code">[GCC 3.2.2 20030222 (Red Hat Linux 3.2.2-5)] on linux2</text:p>
      <text:p text:style-name="_5f_code">Type "help", "copyright", "credits" or "license" for more information.</text:p>
      <text:p text:style-name="_5f_code_20_last_20_line">&gt;&gt;&gt;</text:p>
      <text:p text:style-name="_5f_body_20_text">Follow along with some examples, to see how easily Python can be picked up by a beginner:</text:p>
      <text:p text:style-name="_5f_code_20_first_20_line">&gt;&gt;&gt; x = 23</text:p>
      <text:p text:style-name="_5f_code">&gt;&gt;&gt; y = 42</text:p>
      <text:p text:style-name="_5f_code">&gt;&gt;&gt; print x</text:p>
      <text:p text:style-name="_5f_code">23</text:p>
      <text:p text:style-name="_5f_code">&gt;&gt;&gt; print y</text:p>
      <text:p text:style-name="_5f_code">42</text:p>
      <text:p text:style-name="_5f_code">&gt;&gt;&gt; s = "Today I had %s eggs. Yesterday I had %s." % (x, y)</text:p>
      <text:p text:style-name="_5f_code">&gt;&gt;&gt; print s</text:p>
      <text:p text:style-name="_5f_code">Today I had 23 eggs. Yesterday I had 42.</text:p>
      <text:p text:style-name="_5f_code">&gt;&gt;&gt; x += x</text:p>
      <text:p text:style-name="_5f_code">&gt;&gt;&gt; print x</text:p>
      <text:p text:style-name="_5f_code">46</text:p>
      <text:p text:style-name="_5f_code">&gt;&gt;&gt; print s</text:p>
      <text:p text:style-name="_5f_code">Today I had 23 eggs. Yesterday I had 42.</text:p>
      <text:p text:style-name="_5f_code">&gt;&gt;&gt; myList = ["eggs", "ham", "spam"]</text:p>
      <text:p text:style-name="_5f_code">&gt;&gt;&gt; print myList</text:p>
      <text:p text:style-name="_5f_code">['eggs', 'ham', 'spam']</text:p>
      <text:p text:style-name="_5f_code">&gt;&gt;&gt; myList.append("bacon")</text:p>
      <text:p text:style-name="_5f_code">&gt;&gt;&gt; print myList</text:p>
      <text:p text:style-name="_5f_code">['eggs', 'ham', 'spam', 'bacon']</text:p>
      <text:p text:style-name="_5f_code">&gt;&gt;&gt; print myList[0]</text:p>
      <text:p text:style-name="_5f_code">eggs</text:p>
      <text:p text:style-name="_5f_code">&gt;&gt;&gt; print myList[len(myList) - 1]</text:p>
      <text:p text:style-name="_5f_code">bacon</text:p>
      <text:p text:style-name="_5f_code">&gt;&gt;&gt; print myList[len(myList)]</text:p>
      <text:p text:style-name="_5f_code">Traceback (most recent call last):</text:p>
      <text:p text:style-name="_5f_code"><text:s text:c="2"/>File "&amp;lt;stdin&gt;", line 1, in ?</text:p>
      <text:p text:style-name="_5f_code">IndexError: list index out of range</text:p>
      <text:p text:style-name="_5f_code">&gt;&gt;&gt; print myList[0:1]</text:p>
      <text:p text:style-name="_5f_code">['eggs']</text:p>
      <text:p text:style-name="_5f_code">&gt;&gt;&gt; print myList[0:3]</text:p>
      <text:p text:style-name="_5f_code_20_last_20_line">['eggs', 'ham', 'spam']</text:p>
      <text:p text:style-name="_5f_body_20_text">In &lt;xref linkend="dabo-ch-4-example-1"/&gt; above, the integer values &lt;command&gt;23&lt;/command&gt; and &lt;command&gt;42&lt;/command&gt; are bound to the names &lt;command&gt;x&lt;/command&gt; and &lt;command&gt;y&lt;/command&gt;, respectively. In Python, it is best to think in terms of values being bound to names, rather than thinking in terms of variables. This is because of Python's use of namespaces, containers of names. Once you start thinking in these terms, you won't be scratching your head over issues such as whether a given variable is global or private in scope, or whether a variable is pass-by-value or pass-by-reference.</text:p>
      <text:p text:style-name="_5f_body_20_text">Then, a string value is bound to name &lt;command&gt;s&lt;/command&gt;. Additionally, Python's string substitution is shown.</text:p>
      <text:p text:style-name="_5f_body_20_text">A list is defined, with four elements. The list is one of three sequence data types that Python has to offer. The list and the tuple handle indexed lists, the difference being that lists are mutable and tuples are not. The list can be sliced, or referenced by index, as shown in the lines following the list definition. Python uses zero-based indexing, so referencing index 4 results in an &lt;command&gt;IndexError&lt;/command&gt;.</text:p>
      <text:p text:style-name="_5f_body_20_text"/>
      <text:p text:style-name="_5f_subhead_20_2">Exception Handling</text:p>
      <text:p text:style-name="_5f_first_20_paragraph">Exceptions, or errors, happen for a variety reasons. It could be that there is a syntax error in your code, or it could be that something out of programmatic control has taken place, such as a disk running out of free space. When an exception occurs, Python creates an Exception object and lets your code handle it, or to choose not to handle it. Your code can handle exceptions by using the &lt;command&gt;try...except&lt;/command&gt; block structure. Whenever you write code that assumes too much about the current runtime environment, it is good to encapsulate that code in a &lt;command&gt;try...except&lt;/command&gt; block so that you can react appropriately when your assumptions don't pan out.</text:p>
      <text:p text:style-name="_5f_code_20_first_20_line"># x may or may not be defined yet...</text:p>
      <text:p text:style-name="_5f_code">try:</text:p>
      <text:p text:style-name="_5f_code"><text:tab/>y = x/2</text:p>
      <text:p text:style-name="_5f_code">except NameError:</text:p>
      <text:p text:style-name="_5f_code"><text:tab/>y = None</text:p>
      <text:p text:style-name="_5f_code_20_last_20_line">print y</text:p>
      <text:p text:style-name="_5f_body_20_text">If &lt;command&gt;x&lt;/command&gt; had been defined already, &lt;command&gt;y&lt;/command&gt; would get the value of &lt;command&gt;x&lt;/command&gt; divided by 2. Otherwise, y would get the value of &lt;command&gt;None&lt;/command&gt;. &lt;command&gt;None&lt;/command&gt; is roughly analagous to &lt;command&gt;NULL&lt;/command&gt; in other languages - it is a data type all its own, and represents a value of "no value".</text:p>
      <text:p text:style-name="_5f_body_20_text">If an exception isn't handled in your code, a traceback message will be displayed on your console explaining the error, along with the module, line number, and calling stack trace. This information will let you quickly debug your code during the testing phase.</text:p>
      <text:p text:style-name="_5f_body_20_text">In general, it is considered Pythonic to let exception handling take care of weeding out argument checking problems, instead of manually checking for correct types first. The next example offers two ways to handle type checking, but the latter is considered the correct way to do it in Python.</text:p>
      <text:p text:style-name="_5f_code_20_first_20_line">def nonPythonic(stringArg):</text:p>
      <text:p text:style-name="_5f_code"><text:tab/>"""Given a string, add some spam to it."""</text:p>
      <text:p text:style-name="_5f_code"><text:tab/>if type(stringArg) != type(str()):</text:p>
      <text:p text:style-name="_5f_code"><text:tab/><text:tab/>raise TypeError, "Must send a string"</text:p>
      <text:p text:style-name="_5f_code"><text:tab/><text:tab/>return</text:p>
      <text:p text:style-name="_5f_code"><text:tab/>stringArg += " is spam"</text:p>
      <text:p text:style-name="_5f_code"><text:tab/>return stringArg</text:p>
      <text:p text:style-name="_5f_code"><text:tab/></text:p>
      <text:p text:style-name="_5f_code">def pythonic(stringArg):</text:p>
      <text:p text:style-name="_5f_code"><text:tab/>"""Given a string, add some spam to it."""</text:p>
      <text:p text:style-name="_5f_code_20_last_20_line"><text:tab/>return stringArg + " is spam"</text:p>
      <text:p text:style-name="_5f_body_20_text">Type checking serves to lengthen code uselessly. Both the &lt;command&gt;nonPythonic&lt;/command&gt; and &lt;command&gt;pythonic&lt;/command&gt; versions will raise the appropriate exception, but the &lt;command&gt;pythonic&lt;/command&gt; version lets Python handle it and is much shorter and simpler.</text:p>
      <text:p text:style-name="_5f_body_20_text">You may define your own custom exceptions by subclassing &lt;command&gt;Exception&lt;/command&gt;, and you may raise any exception with the &lt;command&gt;raise&lt;/command&gt; command. &lt;command&gt;Try...except&lt;/command&gt; may be nested, and there are additional features not shown here, such as the &lt;command&gt;finally&lt;/command&gt; clause and the ability to explicitly handle any number of exceptions.</text:p>
      <text:p text:style-name="_5f_subhead_20_2">Namespaces and Modules</text:p>
      <text:p text:style-name="_5f_first_20_paragraph">The Python standard library and third-party packages are used by importing them into their own namespaces. For instance, the statement &lt;command&gt;import sys&lt;/command&gt; brings in a number of system-related functions and names into the &lt;command&gt;sys&lt;/command&gt; namespace. Use the built-in &lt;command&gt;dir()&lt;/command&gt; function to see all the names in a namespace.</text:p>
      <text:p text:style-name="_5f_code_20_first_20_line">[pmcnett@sol book]$ python</text:p>
      <text:p text:style-name="_5f_code">Python 2.3.2 (#1, Oct <text:s/>6 2003, 10:07:16)</text:p>
      <text:p text:style-name="_5f_code">[GCC 3.2.2 20030222 (Red Hat Linux 3.2.2-5)] on linux2</text:p>
      <text:p text:style-name="_5f_code">Type "help", "copyright", "credits" or "license" for more information.</text:p>
      <text:p text:style-name="_5f_code">&gt;&gt;&gt; import sys</text:p>
      <text:p text:style-name="_5f_code">&gt;&gt;&gt; dir(sys)</text:p>
      <text:p text:style-name="_5f_code">['__displayhook__', '__doc__', '__excepthook__', </text:p>
      <text:p text:style-name="_5f_code">'__name__', '__stderr__', '__stdin__', </text:p>
      <text:p text:style-name="_5f_code">'__stdout__', '_getframe', 'api_version', 'argv', </text:p>
      <text:p text:style-name="_5f_code">'builtin_module_names', 'byteorder', </text:p>
      <text:p text:style-name="_5f_code">'call_tracing', 'callstats', 'copyright',</text:p>
      <text:p text:style-name="_5f_code">'displayhook', 'exc_clear', 'exc_info', </text:p>
      <text:p text:style-name="_5f_code">'exc_type', 'excepthook', 'exec_prefix', </text:p>
      <text:p text:style-name="_5f_code">'executable', 'exit', 'getcheckinterval', </text:p>
      <text:p text:style-name="_5f_code">'getdefaultencoding', 'getdlopenflags', </text:p>
      <text:p text:style-name="_5f_code">'getfilesystemencoding', 'getrecursionlimit', </text:p>
      <text:p text:style-name="_5f_code">'getrefcount', 'hexversion', 'maxint', </text:p>
      <text:p text:style-name="_5f_code">'maxunicode', 'meta_path', 'modules', 'path', </text:p>
      <text:p text:style-name="_5f_code">'path_hooks', 'path_importer_cache', 'platform', </text:p>
      <text:p text:style-name="_5f_code">'prefix', 'ps1', 'ps2', 'setcheckinterval', </text:p>
      <text:p text:style-name="_5f_code">'setdlopenflags', 'setprofile', </text:p>
      <text:p text:style-name="_5f_code">'setrecursionlimit', 'settrace', 'stderr', </text:p>
      <text:p text:style-name="_5f_code">'stdin', 'stdout', 'version', 'version_info', </text:p>
      <text:p text:style-name="_5f_code">'warnoptions']</text:p>
      <text:p text:style-name="_5f_code">&gt;&gt;&gt; print sys.version</text:p>
      <text:p text:style-name="_5f_code">2.3.2 (#1, Oct <text:s/>6 2003, 10:07:16)</text:p>
      <text:p text:style-name="_5f_code">[GCC 3.2.2 20030222 (Red Hat Linux 3.2.2-5)]</text:p>
      <text:p text:style-name="_5f_code">&gt;&gt;&gt; print sys.path</text:p>
      <text:p text:style-name="_5f_code">['', '/home/pmcnett/wxPythonSrc/wxPython', </text:p>
      <text:p text:style-name="_5f_code">'/usr/lib/python23.zip', '/usr/lib/python2.3', </text:p>
      <text:p text:style-name="_5f_code">'/usr/lib/python2.3/plat-linux2', </text:p>
      <text:p text:style-name="_5f_code">'/usr/lib/python2.3/lib-tk', </text:p>
      <text:p text:style-name="_5f_code">'/usr/lib/python2.3/lib-dynload', </text:p>
      <text:p text:style-name="_5f_code">'/usr/lib/python2.3/site-packages', </text:p>
      <text:p text:style-name="_5f_code">'/usr/lib/python2.3/site-packages/PythonCAD', </text:p>
      <text:p text:style-name="_5f_code">'/usr/local/gnue/lib/python']</text:p>
      <text:p text:style-name="_5f_code">&gt;&gt;&gt; print sys.exit()</text:p>
      <text:p text:style-name="_5f_code_20_last_20_line">[pmcnett@sol book]$</text:p>
      <text:p text:style-name="_5f_body_20_text">Importing external modules is how to get things done in Python: most likely, the function you want has already been written. You just need to find the module, install it if necessary, import it, and call the needed function or instantiate the needed class.</text:p>
      <text:p text:style-name="_5f_subhead_20_2">Data Types</text:p>
      <text:p text:style-name="_5f_subhead_20_3">Collection Types</text:p>
      <text:p text:style-name="_5f_first_20_paragraph">As mentioned before, Python comes with three data types that can represent data records and tables. These are the list, tuple, and dictionary.</text:p>
      <text:p text:style-name="_5f_subhead_20_4">list()</text:p>
      <text:p text:style-name="P2">A list is a mutable sequence of arbitrary elements. Elements are referenced by index. The list is denoted with square brackets, and can be created several ways:<text:tab/><text:tab/><text:tab/></text:p>
      <text:p text:style-name="_5f_code_20_first_20_line">&gt;&gt;&gt; myList = [] <text:s/># empty list</text:p>
      <text:p text:style-name="_5f_code">&gt;&gt;&gt; myList = [1, "apple"] <text:s/># new list with 2 elements</text:p>
      <text:p text:style-name="_5f_code">&gt;&gt;&gt; myList = list() <text:s/># new empty list</text:p>
      <text:p text:style-name="_5f_code">&gt;&gt;&gt; myList.append("orange") <text:s/># add an element</text:p>
      <text:p text:style-name="_5f_code">&gt;&gt;&gt; print myList</text:p>
      <text:p text:style-name="_5f_code_20_last_20_line">['orange']</text:p>
      <text:p text:style-name="_5f_subhead_20_4">tuple()</text:p>
      <text:p text:style-name="P2">A tuple is an immutable sequence of arbitrary elements. Like the list, tuple elements are referenced by index. The tuple is denoted with parentheses, and can be created several ways:</text:p>
      <text:p text:style-name="_5f_code_20_first_20_line">&gt;&gt;&gt; myTuple = () <text:s/># empty tuple</text:p>
      <text:p text:style-name="_5f_code">&gt;&gt;&gt; myTuple = (1, "apple") <text:s/># new tuple with 2 elements</text:p>
      <text:p text:style-name="_5f_code_20_last_20_line">&gt;&gt;&gt; myTuple = tuple() <text:s/># new empty tuple</text:p>
      <text:p text:style-name="_5f_body_20_text">Because tuples are immutable, there is no &lt;command&gt;append()&lt;/command&gt; method.</text:p>
      <text:p text:style-name="_5f_subhead_20_4">dict()</text:p>
      <text:p text:style-name="P2">A dictionary is a mutable grouping of arbitrary elements, in arbitrary order, referenced by a key instead of an index. The dictionary is denoted with curly brackets, and can be created several ways:</text:p>
      <text:p text:style-name="_5f_code_20_first_20_line">&gt;&gt;&gt; myDict = {} <text:s/># new empty dictionary</text:p>
      <text:p text:style-name="_5f_code">&gt;&gt;&gt; myDict = {"id": 1, "fruit": "apple"} <text:s/># new dictionary with 2 elements</text:p>
      <text:p text:style-name="_5f_code">&gt;&gt;&gt; myDict = dict()</text:p>
      <text:p text:style-name="_5f_code">&gt;&gt;&gt; myDict["id"] = 2</text:p>
      <text:p text:style-name="_5f_code">&gt;&gt;&gt; myDict["fruit"] = "pear"</text:p>
      <text:p text:style-name="_5f_code">&gt;&gt;&gt; print myDict</text:p>
      <text:p text:style-name="_5f_code_20_last_20_line">{'fruit': 'pear', 'id': 2}</text:p>
      <text:p text:style-name="_5f_body_20_text">The real difference between lists and tuples is that tuples are immutable, meaning you cannot add or delete an element - you would instead need to create a new tuple. Tuples are more efficient, and safer to pass around as parameters because of Python's "pass by reference" mode of parameter passing. If you pass a mutable object as a parameter to another function, and that function changes something in that object, that change will reflect in the caller as well. Since tuples are immutable, any change to the tuple in the called function will result in a new tuple at a new memory address, preserving the version in the calling function.</text:p>
      <text:p text:style-name="_5f_body_20_text">You can easily convert from list to tuple and back again:</text:p>
      <text:p text:style-name="_5f_code_20_first_20_line">&gt;&gt;&gt; myList = ["apple", "pear", "orange"]</text:p>
      <text:p text:style-name="_5f_code">&gt;&gt;&gt; print myList</text:p>
      <text:p text:style-name="_5f_code">['apple', 'pear', 'orange']</text:p>
      <text:p text:style-name="_5f_code">&gt;&gt;&gt; myTuple = tuple(myList)</text:p>
      <text:p text:style-name="_5f_code">&gt;&gt;&gt; print myTuple</text:p>
      <text:p text:style-name="_5f_code">('apple', 'pear', 'orange')</text:p>
      <text:p text:style-name="_5f_code_20_last_20_line">&gt;&gt;&gt; myList = list(myTuple)</text:p>
      <text:p text:style-name="_5f_body_20_text">Lists and tuples can be sliced, which is simply a notation for accessing a given element or group of elements - the result of the slice is a list of the matching elements.</text:p>
      <text:p text:style-name="_5f_code_20_first_20_line">&gt;&gt;&gt; myList = ["orange", "apple", "grape"]</text:p>
      <text:p text:style-name="_5f_code">&gt;&gt;&gt; slice = myList[:2]</text:p>
      <text:p text:style-name="_5f_code">&gt;&gt;&gt; print slice</text:p>
      <text:p text:style-name="_5f_code">['orange', 'apple']</text:p>
      <text:p text:style-name="_5f_code">&gt;&gt;&gt; print myList[1:]</text:p>
      <text:p text:style-name="_5f_code">['apple', 'grape']</text:p>
      <text:p text:style-name="_5f_code">&gt;&gt;&gt; print myList[:]</text:p>
      <text:p text:style-name="_5f_code_20_last_20_line">['orange', 'apple', 'grape']</text:p>
      <text:p text:style-name="_5f_body_20_text">Lists and tuples can also be easily iterated over using the &lt;command&gt;for&lt;/command&gt; construct.</text:p>
      <text:p text:style-name="_5f_code_20_first_20_line">&gt;&gt;&gt; fruits = ["apple", "banana", "mango"]</text:p>
      <text:p text:style-name="_5f_code">&gt;&gt;&gt; for fruit in fruits:</text:p>
      <text:p text:style-name="_5f_code">... <text:s text:c="4"/>print fruit</text:p>
      <text:p text:style-name="_5f_code">...</text:p>
      <text:p text:style-name="_5f_code">apple</text:p>
      <text:p text:style-name="_5f_code">banana</text:p>
      <text:p text:style-name="_5f_code_20_last_20_line">mango</text:p>
      <text:p text:style-name="_5f_body_20_text">Dictionaries are very useful for storing name/value pairs. Think about a field name and a field value, for example.</text:p>
      <text:p text:style-name="_5f_body_20_text">The real power of the list, tuple, and dictionary comes not by using them standalone, but by embedding them inside each other. For example, a database customer table could be expressed in Python using a list of records, where each record is a dictionary of field name/value pairs.&lt;xref linkend="example-listOfDictsAsDataTable"/&gt; shows an example of just such a construct, albeit manually created instead of pulled from a real database.</text:p>
      <text:p text:style-name="_5f_code_20_first_20_line">&gt;&gt;&gt; table = []</text:p>
      <text:p text:style-name="_5f_code">&gt;&gt;&gt; record = {"cCompanyName": "YYY Chiropractic", "nMaxCredit": 50000}</text:p>
      <text:p text:style-name="_5f_code">&gt;&gt;&gt; table.append(record)</text:p>
      <text:p text:style-name="_5f_code">&gt;&gt;&gt; record = {"cCompanyName": "DMP Productions", "nMaxCredit": 10}</text:p>
      <text:p text:style-name="_5f_code">&gt;&gt;&gt; table.append(record)</text:p>
      <text:p text:style-name="_5f_code">&gt;&gt;&gt; print table</text:p>
      <text:p text:style-name="_5f_code">[{'nMaxCredit': 50000, 'cCompanyName': 'YYY Chiropractic'}, {'nMaxCredit': 10, 'cCompanyName': 'DMP Productions'}]</text:p>
      <text:p text:style-name="_5f_code">&gt;&gt;&gt; for record in table:</text:p>
      <text:p text:style-name="_5f_code">... <text:s text:c="4"/>print record["cCompanyName"], ": ", record["nMaxCredit"]</text:p>
      <text:p text:style-name="_5f_code">...</text:p>
      <text:p text:style-name="_5f_code">YYY Chiropractic : <text:s/>50000</text:p>
      <text:p text:style-name="_5f_code">DMP Productions : <text:s/>10</text:p>
      <text:p text:style-name="_5f_code_20_last_20_line">&gt;&gt;&gt;</text:p>
      <text:p text:style-name="_5f_subhead_20_3">Other Frequently-Used Types</text:p>
      <text:p text:style-name="P2">In addition, there are a few other data types worth noting for business database use.</text:p>
      <text:p text:style-name="_5f_subhead_20_4">str(), unicode()</text:p>
      <text:p text:style-name="P2">The str and unicode types store string values of any length, and are immutable. Like tuples, they can be sliced:</text:p>
      <text:p text:style-name="_5f_code_20_first_20_line">&gt;&gt;&gt; text = "You can't depend on your eyes when your imagination is out of focus"</text:p>
      <text:p text:style-name="_5f_code">&gt;&gt;&gt; text[:17]</text:p>
      <text:p text:style-name="_5f_code">"You can't depend "</text:p>
      <text:p text:style-name="_5f_code">&gt;&gt;&gt; text[23:31]</text:p>
      <text:p text:style-name="_5f_code">'r eyes w'</text:p>
      <text:p text:style-name="_5f_code">&gt;&gt;&gt; text[31:]</text:p>
      <text:p text:style-name="_5f_code">'hen your imagination is out of focus'</text:p>
      <text:p text:style-name="_5f_code_20_last_20_line">&gt;&gt;&gt;</text:p>
      <text:p text:style-name="_5f_subhead_20_4">int(), long()</text:p>
      <text:p text:style-name="P2">The int type stores immutable signed integer values. The long type stores huge signed integer values.</text:p>
      <text:p text:style-name="_5f_subhead_20_4">float()</text:p>
      <text:p text:style-name="P2">The float type is architecture-dependent and while it can represent very small numbers there will be slight rounding errors with even the simplest division. The decimal type should be used instead for most business application uses.</text:p>
      <text:p text:style-name="_5f_subhead_20_4">decimal.Decimal()</text:p>
      <text:p text:style-name="P2">The decimal type is good for representing currency and any real numbers where scientific precision isn't needed. The decimal section will get truncated to an arbitrary number of places, and all math is as normal morals will expect. To use decimals, you must first &lt;command&gt;import decimal&lt;/command&gt;.</text:p>
      <text:p text:style-name="_5f_subhead_20_4">bool()</text:p>
      <text:p text:style-name="P2">The bool type is immutable and can be one of &lt;command&gt;True&lt;/command&gt; or &lt;command&gt;False&lt;/command&gt;.</text:p>
      <text:p text:style-name="_5f_subhead_20_4">datetime.date(), datetime.datetime()<text:tab/><text:tab/><text:tab/></text:p>
      <text:p text:style-name="P2">The datetime.date and datetime.datetime types can be used to represent dates and times. You must first &lt;command&gt;import datetime&lt;/command&gt;.</text:p>
      <text:p text:style-name="_5f_subhead_20_4">None</text:p>
      <text:p text:style-name="P2">The None type conveys "no value" or "null".</text:p>
      <text:p text:style-name="_5f_subhead_20_2">Functions and Classes</text:p>
      <text:p text:style-name="_5f_first_20_paragraph">Functions and classes are really separate topics that should be discussed independently, but for the purpose of this simple introduction I'll talk about them together. They actually do have some things in common, not least of which being that they are both first-class objects<text:note text:id="ftn2" text:note-class="footnote"><text:note-citation>1</text:note-citation><text:note-body><text:p text:style-name="Standard">A first-class object is an object that can be passed around as a parameter and a return value. In Python, this includes not only class instances, but also class definitions, function definitions, and types. You could define a function, bind it to a name (&lt;command&gt;def myFunc(c)&lt;/command&gt; binds the function object to the name &lt;command&gt;myFunc&lt;/command&gt;), and send that function object somewhere else for evaluation.</text:p><text:p text:style-name="_5f_body_20_text"/></text:note-body></text:note><text:tab/></text:p>
      <text:p text:style-name="_5f_body_20_text">Functions and classes are really easy to define. A function defined inside a class is also known as a method. In the example below, a function and a class are defined. Open up your favorite text editor, and save this code to a file named &lt;file&gt;test.py&lt;/file&gt;.</text:p>
      <text:p text:style-name="_5f_code_20_first_20_line">def myFunction(name="John Doe"):</text:p>
      <text:p text:style-name="_5f_code"><text:s text:c="8"/>return "Hello, %s." % name</text:p>
      <text:p text:style-name="_5f_code"/>
      <text:p text:style-name="_5f_code">class MyClass(object):</text:p>
      <text:p text:style-name="_5f_code"><text:s text:c="8"/>def __init__(self, name="Mary Jane"):</text:p>
      <text:p text:style-name="_5f_code"><text:s text:c="16"/># save the name parameter to the Name property:</text:p>
      <text:p text:style-name="_5f_code"><text:s text:c="16"/>self.Name = name</text:p>
      <text:p text:style-name="_5f_code"/>
      <text:p text:style-name="_5f_code"><text:s text:c="8"/>def greet(self):</text:p>
      <text:p text:style-name="_5f_code"><text:s text:c="16"/>print myFunction(self.Name)</text:p>
      <text:p text:style-name="_5f_code"/>
      <text:p text:style-name="_5f_code"><text:s text:c="8"/>def _getName(self):</text:p>
      <text:p text:style-name="_5f_code"><text:s text:c="16"/>return self._name</text:p>
      <text:p text:style-name="_5f_code"/>
      <text:p text:style-name="_5f_code"><text:s text:c="8"/>def _setName(self, val):</text:p>
      <text:p text:style-name="_5f_code"><text:s text:c="16"/>self._name = val</text:p>
      <text:p text:style-name="_5f_code"/>
      <text:p text:style-name="_5f_code"><text:s text:c="8"/>Name = property(_getName, _setName)</text:p>
      <text:p text:style-name="_5f_code"/>
      <text:p text:style-name="_5f_code"># Print the function object:</text:p>
      <text:p text:style-name="_5f_code">print myFunction</text:p>
      <text:p text:style-name="_5f_code"/>
      <text:p text:style-name="_5f_code"># Print the class object:</text:p>
      <text:p text:style-name="_5f_code">print MyClass</text:p>
      <text:p text:style-name="_5f_code"/>
      <text:p text:style-name="_5f_code"># Print the function's return value:</text:p>
      <text:p text:style-name="_5f_code">print myFunction()</text:p>
      <text:p text:style-name="_5f_code"/>
      <text:p text:style-name="_5f_code"># Instantiate the class and do something with it:</text:p>
      <text:p text:style-name="_5f_code">c = MyClass("Paul")</text:p>
      <text:p text:style-name="_5f_code_20_last_20_line">c.greet()</text:p>
      <text:p text:style-name="_5f_body_20_text">Run the code (type &lt;command&gt;python test.py&lt;/command&gt; at your operating system's command prompt), and you should see the following output:</text:p>
      <text:p text:style-name="_5f_code_20_first_20_line">[pmcnett@sol pmcnett]$ python test.py</text:p>
      <text:p text:style-name="_5f_code">&lt;function myFunction at 0x40176844&gt;</text:p>
      <text:p text:style-name="_5f_code">&lt;class '__main__.MyClass'&gt;</text:p>
      <text:p text:style-name="_5f_code">Hello, John Doe.</text:p>
      <text:p text:style-name="_5f_code_20_last_20_line">Hello, Paul.</text:p>
      <text:p text:style-name="_5f_body_20_text">The arguments to functions and methods can be ordered or named. Methods of classes automatically receive a first argument of 'self', which is simply a reference to the class instance. The __init__() method is where parameters sent to the class constructor are received. Properties provide "getters and setters" to manipulate the data of the class instance.</text:p>
      <text:p text:style-name="_5f_body_20_text">Arguments are passed &lt;emphasis&gt;by reference&lt;/emphasis&gt;, not by value. This is actually something that won't matter in the majority of cases, though, because of the immutability of the most common data types. A string, for instance, is an immutable sequence of bytes. If I were to pass a string to a function, and then change the string in the function, what actually happens is that the string gets copied to a new memory address, and then the name gets rebound, so the original string value in the caller is left intact. The only time pass-by-reference can bite you is when you send mutable objects such as lists or dictionaries as arguments. Because lists and dicts are mutable, changes to these from within the function will change the them in the caller as well, because they both refer to the same memory address. A great way to pass a list by value is to convert it to a tuple first, like so:</text:p>
      <text:p text:style-name="_5f_code_20_first_20_line">myList = [1,2,3]</text:p>
      <text:p text:style-name="_5f_code_20_last_20_line">myFunction(tuple(myList))</text:p>
      <text:p text:style-name="_5f_body_20_text">This will result in myFunction receiving a tuple, which it can convert to a list for its own use if necessary, and it will not touch the original myList in the caller.</text:p>
      <text:p text:style-name="_5f_subhead_20_2">Connecting to Databases</text:p>
      <text:p text:style-name="_5f_first_20_paragraph">As you can see, Python contains some very useful datatypes and behaviors for database representation. The &lt;classname&gt;list&lt;/classname&gt; and &lt;classname&gt;dict&lt;/classname&gt; types can express rows and columns in a dataset, the &lt;classname&gt;dict&lt;/classname&gt; can represent fields in a record, and the base data types such as &lt;classname&gt;str&lt;/classname&gt; and &lt;classname&gt;int&lt;/classname&gt; can express the field values. So the next question is how to get data out of a database, and how to save data back to the database. Helpfully, Python has the answer to that too.</text:p>
      <text:p text:style-name="_5f_body_20_text">Python has a database API, known affectionately as "The Python Database API Specification Version 2.0"<text:note text:id="ftn3" text:note-class="footnote"><text:note-citation>1</text:note-citation><text:note-body><text:p text:style-name="_5f_body_20_text">You can read all about it in PEP (Python Enhancement Proposal) 249 at &lt;ulink url="http://www.python.org/peps/pep-0249.html"&gt;http://www.python.org/peps/pep-0249.html&lt;/ulink&gt;.</text:p></text:note-body></text:note>. It specifies a common interface for implementers to conform to when writing Python wrappers to client database drivers. All popular databases have Python wrappers written, which means all that is necessary to connect to a given database server is to install the client library as well as the Python wrapper, and then access the database using the common API.</text:p>
      <text:p text:style-name="_5f_body_20_text">If you followed the instructions for installing MySQL in &lt;xref linkend="dabo-ch-3"/&gt;, you can connect to a MySQL server using the following procedure. This should work as written, as this test database on my server is exposed to the world.</text:p>
      <text:p text:style-name="_5f_code_20_first_20_line">&gt;&gt;&gt; import MySQLdb</text:p>
      <text:p text:style-name="_5f_code">&gt;&gt;&gt; connection = MySQLdb.connect(host="melder.paulmcnett.com", </text:p>
      <text:p text:style-name="_5f_code">user="dabo", passwd="dabo", db="dabotest")</text:p>
      <text:p text:style-name="_5f_code">&gt;&gt;&gt; cursor = connection.cursor()</text:p>
      <text:p text:style-name="_5f_code">&gt;&gt;&gt; cursor.execute("show tables")</text:p>
      <text:p text:style-name="_5f_code">3L</text:p>
      <text:p text:style-name="_5f_code">&gt;&gt;&gt; recordSet = cursor.fetchall()</text:p>
      <text:p text:style-name="_5f_code">&gt;&gt;&gt; print recordSet</text:p>
      <text:p text:style-name="_5f_code">(('reccat',), ('reccats',), ('recipes',))</text:p>
      <text:p text:style-name="_5f_code">&gt;&gt;&gt; cursor.execute("select ctitle from recipes where ctitle like '%manicotti%'")</text:p>
      <text:p text:style-name="_5f_code">2L</text:p>
      <text:p text:style-name="_5f_code">&gt;&gt;&gt; recordSet = cursor.fetchall()</text:p>
      <text:p text:style-name="_5f_code">&gt;&gt;&gt; for record in recordSet:</text:p>
      <text:p text:style-name="_5f_code">... <text:s text:c="4"/>print record</text:p>
      <text:p text:style-name="_5f_code">...</text:p>
      <text:p text:style-name="_5f_code">('Easy Manicotti',)</text:p>
      <text:p text:style-name="_5f_code_20_last_20_line">('Manicotti with Red Bell Pepper Sauce',)</text:p>
      <text:p text:style-name="_5f_note">You don't really need to care about the specifics of connecting to and querying/updating databases, as Dabo shields much of that from you. It does help to have some level of basic understanding of what is going on behind the scenes, though.</text:p>
      <text:p text:style-name="_5f_subhead_20_2">Summary</text:p>
      <text:p text:style-name="_5f_first_20_paragraph">Python provides a solid foundation for building a framework such as Da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11</text:page-number></text:span></text:p>
      </style:header>
      <style:header-left>
        <text:p text:style-name="P2"><text:span text:style-name="Page_20_Number"><text:span text:style-name="T2"><text:page-number text:select-page="current">11</text:page-number></text:span></text:span><text:span text:style-name="Page_20_Number"><text:span text:style-name="T2">  </text:span></text:span><text:span text:style-name="Page_20_Number"><text:span text:style-name="Page_20_Number"><text:span text:style-name="T3">XXX</text:span></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16:26:19</meta:creation-date>
    <dc:date>2006-01-19T19:11:09</dc:date>
    <dc:language>en-US</dc:language>
    <meta:editing-cycles>3</meta:editing-cycles>
    <meta:editing-duration>PT33M1S</meta:editing-duration>
    <meta:user-defined meta:name="Info 1"/>
    <meta:user-defined meta:name="Info 2"/>
    <meta:user-defined meta:name="Info 3"/>
    <meta:user-defined meta:name="Info 4"/>
    <meta:document-statistic meta:table-count="0" meta:image-count="0" meta:object-count="0" meta:page-count="11" meta:paragraph-count="283" meta:word-count="3300" meta:character-count="21057"/>
  </office:meta>
</office:document-meta>
</file>